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2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0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8.5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8.5pt" officeooo:rsid="00adb543" style:font-size-asian="11pt" style:font-size-complex="11pt"/>
    </style:style>
    <style:style style:name="T3" style:family="text">
      <style:text-properties style:use-window-font-color="true" loext:opacity="0%" fo:font-size="8.5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P EliteBook x360 1030 G2</text:span></text:p>
      <text:p text:style-name="P2">Battery ❌</text:p>
      <text:p text:style-name="P3"><text:span text:style-name="T2">8</text:span><text:span text:style-name="T3">GB RAM</text:span></text:p>
      <text:p text:style-name="P4">i<text:span text:style-name="T4">5</text:span>-<text:span text:style-name="T4">7200U</text:span></text:p>
      <text:p text:style-name="P5"><text:span text:style-name="T5">2</text:span><text:span text:style-name="T6">.</text:span><text:span text:style-name="T4">5</text:span>GHz</text:p>
      <text:p text:style-name="P5">Bios <text:span text:style-name="T7">Unlo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in" fo:page-height="1in" style:num-format="1" style:print-orientation="landscape" fo:margin-top="0in" fo:margin-bottom="0in" fo:margin-left="0in" fo:margin-right="0in" fo:border="0.06pt solid #000000" fo:padding-top="0.05in" fo:padding-bottom="0.05in" fo:padding-left="0.05in" fo:padding-right="0.0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